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Momo" svg:font-family="'Liberation Mom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start" style:justify-single-word="false"/>
      <style:text-properties style:font-name="Abyssinica SIL" fo:font-size="12pt" fo:font-weight="bold" officeooo:rsid="00033276" officeooo:paragraph-rsid="000d2c8f"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Abyssinica SIL" fo:font-size="12pt" fo:font-weight="bold" officeooo:rsid="00033276" officeooo:paragraph-rsid="00033276"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Abyssinica SIL" fo:font-size="12pt" fo:font-weight="bold" officeooo:rsid="00033276" officeooo:paragraph-rsid="00033276" style:font-size-asian="12pt" style:font-weight-asian="bold" style:font-size-complex="12pt" style:font-weight-complex="bold"/>
    </style:style>
    <style:style style:name="P4" style:family="paragraph" style:parent-style-name="Heading_20_3">
      <style:paragraph-properties fo:text-align="start" style:justify-single-word="false"/>
      <style:text-properties style:font-name="Abyssinica SIL" fo:font-size="12pt" fo:font-weight="bold" officeooo:rsid="0005161f" officeooo:paragraph-rsid="00059ede"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Abyssinica SIL" fo:font-size="12pt" fo:font-weight="bold" officeooo:rsid="0005161f" officeooo:paragraph-rsid="000d5592"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Abyssinica SIL" fo:font-size="12pt" fo:font-weight="bold" officeooo:rsid="0005161f" officeooo:paragraph-rsid="0005161f" style:font-size-asian="12pt" style:font-weight-asian="bold" style:font-size-complex="12pt" style:font-weight-complex="bold"/>
    </style:style>
    <style:style style:name="P7" style:family="paragraph" style:parent-style-name="Heading_20_3">
      <style:paragraph-properties fo:text-align="start" style:justify-single-word="false"/>
      <style:text-properties style:font-name="Abyssinica SIL" fo:font-size="12pt" fo:font-weight="bold" officeooo:rsid="000d5592" officeooo:paragraph-rsid="000d5592" style:font-size-asian="12pt" style:font-weight-asian="bold" style:font-size-complex="12pt" style:font-weight-complex="bold"/>
    </style:style>
    <style:style style:name="P8" style:family="paragraph" style:parent-style-name="Text_20_body">
      <style:paragraph-properties fo:text-align="start" style:justify-single-word="false"/>
      <style:text-properties style:font-name="Abyssinica SIL" fo:font-size="12pt" fo:font-weight="bold" officeooo:rsid="000d5592" officeooo:paragraph-rsid="001cfc57" style:font-size-asian="12pt" style:font-weight-asian="bold" style:font-size-complex="12pt" style:font-weight-complex="bold"/>
    </style:style>
    <style:style style:name="P9" style:family="paragraph" style:parent-style-name="Heading_20_3">
      <style:text-properties style:font-name="Abyssinica SIL" fo:font-size="12pt" fo:font-weight="bold" officeooo:rsid="001a75da" officeooo:paragraph-rsid="001a75da" style:font-size-asian="12pt" style:font-weight-asian="bold" style:font-size-complex="12pt" style:font-weight-complex="bold"/>
    </style:style>
    <style:style style:name="P10" style:family="paragraph" style:parent-style-name="Text_20_body">
      <style:text-properties style:font-name="Abyssinica SIL" fo:font-size="12pt" fo:font-weight="bold" officeooo:rsid="001a75da" officeooo:paragraph-rsid="001a75da" style:font-size-asian="12pt" style:font-weight-asian="bold" style:font-size-complex="12pt" style:font-weight-complex="bold"/>
    </style:style>
    <style:style style:name="P11" style:family="paragraph" style:parent-style-name="Text_20_body">
      <style:text-properties style:font-name="Abyssinica SIL" fo:font-size="12pt" fo:font-weight="bold" officeooo:rsid="001a75da" officeooo:paragraph-rsid="0021675b" style:font-size-asian="12pt" style:font-weight-asian="bold" style:font-size-complex="12pt" style:font-weight-complex="bold"/>
    </style:style>
    <style:style style:name="P12" style:family="paragraph" style:parent-style-name="Heading_20_4">
      <style:text-properties style:font-name="Abyssinica SIL" fo:font-size="12pt" fo:font-weight="bold" officeooo:rsid="0017b1c8" officeooo:paragraph-rsid="0017b1c8"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Abyssinica SIL" fo:font-size="12pt" fo:font-weight="bold" officeooo:rsid="00079959" officeooo:paragraph-rsid="00079959"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byssinica SIL" fo:font-size="12pt" fo:font-weight="bold" officeooo:rsid="000548b2" officeooo:paragraph-rsid="00079959"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Abyssinica SIL" fo:font-size="12pt" fo:font-weight="bold" officeooo:rsid="0008e6a5" officeooo:paragraph-rsid="0008e6a5" style:font-size-asian="12pt" style:font-weight-asian="bold" style:font-size-complex="12pt" style:font-weight-complex="bold"/>
    </style:style>
    <style:style style:name="P16" style:family="paragraph" style:parent-style-name="Text_20_body">
      <style:paragraph-properties fo:margin-top="0cm" fo:margin-bottom="0cm" style:contextual-spacing="false"/>
      <style:text-properties style:font-name="Abyssinica SIL" fo:font-size="12pt" fo:font-weight="bold" officeooo:paragraph-rsid="000f4148" style:font-size-asian="12pt" style:font-weight-asian="bold" style:font-size-complex="12pt" style:font-weight-complex="bold"/>
    </style:style>
    <style:style style:name="P17" style:family="paragraph" style:parent-style-name="Text_20_body">
      <style:text-properties style:font-name="Abyssinica SIL" fo:font-size="12pt" fo:font-weight="bold" officeooo:rsid="001934c5" officeooo:paragraph-rsid="001934c5" style:font-size-asian="12pt" style:font-weight-asian="bold" style:font-size-complex="12pt" style:font-weight-complex="bold"/>
    </style:style>
    <style:style style:name="P18" style:family="paragraph" style:parent-style-name="Text_20_body">
      <style:text-properties style:font-name="Abyssinica SIL" fo:font-size="12pt" fo:font-weight="bold" officeooo:rsid="001d5e65" officeooo:paragraph-rsid="001d5e65" style:font-size-asian="12pt" style:font-weight-asian="bold" style:font-size-complex="12pt" style:font-weight-complex="bold"/>
    </style:style>
    <style:style style:name="P19" style:family="paragraph" style:parent-style-name="Text_20_body">
      <style:text-properties style:font-name="Abyssinica SIL" fo:font-size="12pt" fo:font-weight="bold" officeooo:rsid="0021675b" officeooo:paragraph-rsid="0023aa01" style:font-size-asian="12pt" style:font-weight-asian="bold" style:font-size-complex="12pt" style:font-weight-complex="bold"/>
    </style:style>
    <style:style style:name="P20" style:family="paragraph" style:parent-style-name="Heading_20_3">
      <style:text-properties style:font-name="Abyssinica SIL" fo:font-size="12pt" style:font-size-asian="12pt" style:font-size-complex="12pt"/>
    </style:style>
    <style:style style:name="P21" style:family="paragraph" style:parent-style-name="Heading_20_4">
      <style:text-properties style:font-name="Abyssinica SIL" fo:font-size="12pt" officeooo:paragraph-rsid="0017b1c8" style:font-size-asian="12pt" style:font-size-complex="12pt"/>
    </style:style>
    <style:style style:name="P22" style:family="paragraph" style:parent-style-name="Text_20_body">
      <style:paragraph-properties fo:margin-top="0cm" fo:margin-bottom="0cm" style:contextual-spacing="false"/>
      <style:text-properties style:font-name="Abyssinica SIL" fo:font-size="12pt" officeooo:rsid="000f4148" officeooo:paragraph-rsid="000f4148" style:font-size-asian="12pt" style:font-size-complex="12pt"/>
    </style:style>
    <style:style style:name="P23" style:family="paragraph" style:parent-style-name="Text_20_body">
      <style:text-properties style:font-name="Abyssinica SIL" fo:font-size="12pt" officeooo:rsid="0009189d" officeooo:paragraph-rsid="0009189d" style:font-size-asian="12pt" style:font-size-complex="12pt"/>
    </style:style>
    <style:style style:name="P24" style:family="paragraph" style:parent-style-name="Text_20_body">
      <style:text-properties style:font-name="Abyssinica SIL" fo:font-size="12pt" officeooo:paragraph-rsid="0012e50d" style:font-size-asian="12pt" style:font-size-complex="12pt"/>
    </style:style>
    <style:style style:name="P25" style:family="paragraph" style:parent-style-name="Text_20_body">
      <style:text-properties style:font-name="Abyssinica SIL" fo:font-size="12pt" style:font-size-asian="12pt" style:font-size-complex="12pt"/>
    </style:style>
    <style:style style:name="P26" style:family="paragraph" style:parent-style-name="Text_20_body">
      <style:text-properties style:font-name="Abyssinica SIL" fo:font-size="12pt" officeooo:rsid="00133b55" officeooo:paragraph-rsid="00133b55" style:font-size-asian="12pt" style:font-size-complex="12pt"/>
    </style:style>
    <style:style style:name="P27" style:family="paragraph" style:parent-style-name="Text_20_body">
      <style:text-properties style:font-name="Abyssinica SIL" fo:font-size="12pt" officeooo:paragraph-rsid="00142ba4" style:font-size-asian="12pt" style:font-size-complex="12pt"/>
    </style:style>
    <style:style style:name="P28" style:family="paragraph" style:parent-style-name="Text_20_body">
      <style:text-properties style:font-name="Abyssinica SIL" fo:font-size="12pt" officeooo:rsid="0017b1c8" officeooo:paragraph-rsid="0017b1c8" style:font-size-asian="12pt" style:font-size-complex="12pt"/>
    </style:style>
    <style:style style:name="P29" style:family="paragraph" style:parent-style-name="Text_20_body">
      <style:text-properties style:font-name="Abyssinica SIL" fo:font-size="12pt" officeooo:rsid="001934c5" officeooo:paragraph-rsid="001934c5" style:font-size-asian="12pt" style:font-size-complex="12pt"/>
    </style:style>
    <style:style style:name="P30" style:family="paragraph" style:parent-style-name="Text_20_body">
      <style:text-properties style:font-name="Abyssinica SIL" fo:font-size="12pt" officeooo:rsid="001cfc57" officeooo:paragraph-rsid="001cfc57" style:font-size-asian="12pt" style:font-size-complex="12pt"/>
    </style:style>
    <style:style style:name="P31" style:family="paragraph" style:parent-style-name="Standard">
      <style:paragraph-properties fo:text-align="start" style:justify-single-word="false"/>
      <style:text-properties style:font-name="Abyssinica SIL" fo:font-size="12pt" fo:font-weight="normal" officeooo:rsid="0005161f" officeooo:paragraph-rsid="0005161f" style:font-size-asian="12pt" style:font-weight-asian="normal" style:font-size-complex="12pt" style:font-weight-complex="normal"/>
    </style:style>
    <style:style style:name="P32" style:family="paragraph" style:parent-style-name="Text_20_body">
      <style:text-properties style:font-name="Abyssinica SIL" fo:font-size="12pt" fo:font-weight="normal" officeooo:rsid="001a75da" officeooo:paragraph-rsid="001a75da"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Abyssinica SIL" fo:font-size="12pt" fo:font-weight="normal" officeooo:rsid="0008e6a5" officeooo:paragraph-rsid="0008e6a5"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style:font-name="Abyssinica SIL" fo:font-size="12pt" fo:font-weight="normal" officeooo:rsid="000f4148" officeooo:paragraph-rsid="001cfc57" style:font-size-asian="12pt" style:font-weight-asian="normal" style:font-size-complex="12pt" style:font-weight-complex="normal"/>
    </style:style>
    <style:style style:name="P35" style:family="paragraph" style:parent-style-name="Text_20_body">
      <style:text-properties style:font-name="Abyssinica SIL" fo:font-size="12pt" fo:font-weight="normal" officeooo:rsid="002b5563" officeooo:paragraph-rsid="002b5563" style:font-size-asian="12pt" style:font-weight-asian="normal" style:font-size-complex="12pt" style:font-weight-complex="normal"/>
    </style:style>
    <style:style style:name="P36" style:family="paragraph" style:parent-style-name="Standard">
      <style:text-properties style:font-name="Abyssinica SIL" officeooo:paragraph-rsid="0012e50d"/>
    </style:style>
    <style:style style:name="P37" style:family="paragraph" style:parent-style-name="Preformatted_20_Text">
      <style:paragraph-properties fo:text-align="start" style:justify-single-word="false"/>
      <style:text-properties fo:font-weight="bold" officeooo:rsid="000d5592" officeooo:paragraph-rsid="000f4148" style:font-weight-asian="bold" style:font-weight-complex="bold"/>
    </style:style>
    <style:style style:name="P38" style:family="paragraph" style:parent-style-name="Preformatted_20_Text">
      <style:paragraph-properties fo:text-align="start" style:justify-single-word="false"/>
      <style:text-properties fo:font-weight="bold" officeooo:rsid="000f4148" officeooo:paragraph-rsid="000f4148" style:font-weight-asian="bold" style:font-weight-complex="bold"/>
    </style:style>
    <style:style style:name="P39" style:family="paragraph" style:parent-style-name="Text_20_body">
      <style:paragraph-properties fo:margin-top="0cm" fo:margin-bottom="0cm" style:contextual-spacing="false" fo:text-align="start" style:justify-single-word="false"/>
      <style:text-properties fo:font-weight="bold" officeooo:rsid="000f4148" officeooo:paragraph-rsid="0012092e" style:font-weight-asian="bold" style:font-weight-complex="bold"/>
    </style:style>
    <style:style style:name="P40" style:family="paragraph" style:parent-style-name="Text_20_body">
      <style:paragraph-properties fo:margin-top="0cm" fo:margin-bottom="0cm" style:contextual-spacing="false" fo:text-align="start" style:justify-single-word="false"/>
      <style:text-properties fo:font-weight="bold" officeooo:rsid="000f4148" officeooo:paragraph-rsid="001cfc57" style:font-weight-asian="bold" style:font-weight-complex="bold"/>
    </style:style>
    <style:style style:name="P41" style:family="paragraph" style:parent-style-name="Text_20_body">
      <style:paragraph-properties fo:text-align="start" style:justify-single-word="false"/>
      <style:text-properties fo:font-weight="bold" officeooo:rsid="00033276" officeooo:paragraph-rsid="00033276" style:font-weight-asian="bold" style:font-weight-complex="bold"/>
    </style:style>
    <style:style style:name="P42" style:family="paragraph" style:parent-style-name="Preformatted_20_Text">
      <style:paragraph-properties fo:margin-top="0cm" fo:margin-bottom="0cm" style:contextual-spacing="false"/>
      <style:text-properties officeooo:paragraph-rsid="000f4148"/>
    </style:style>
    <style:style style:name="P43" style:family="paragraph" style:parent-style-name="Preformatted_20_Text">
      <style:paragraph-properties fo:margin-top="0cm" fo:margin-bottom="0cm" style:contextual-spacing="false"/>
      <style:text-properties officeooo:paragraph-rsid="00111074"/>
    </style:style>
    <style:style style:name="P44" style:family="paragraph" style:parent-style-name="Preformatted_20_Text">
      <style:paragraph-properties fo:margin-top="0cm" fo:margin-bottom="0cm" style:contextual-spacing="false"/>
      <style:text-properties officeooo:paragraph-rsid="0012092e"/>
    </style:style>
    <style:style style:name="P45" style:family="paragraph" style:parent-style-name="Preformatted_20_Text">
      <style:paragraph-properties fo:margin-top="0cm" fo:margin-bottom="0cm" style:contextual-spacing="false"/>
      <style:text-properties officeooo:paragraph-rsid="0012260b"/>
    </style:style>
    <style:style style:name="P46" style:family="paragraph" style:parent-style-name="Standard">
      <style:text-properties officeooo:paragraph-rsid="0012e50d"/>
    </style:style>
    <style:style style:name="P47" style:family="paragraph" style:parent-style-name="Text_20_body">
      <style:paragraph-properties fo:text-align="start" style:justify-single-word="false"/>
      <style:text-properties style:font-name="Liberation Momo" fo:font-size="12pt" fo:font-weight="bold" officeooo:rsid="000f4148" officeooo:paragraph-rsid="001cfc57" style:font-size-asian="12pt" style:font-weight-asian="bold" style:font-size-complex="12pt" style:font-weight-complex="bold"/>
    </style:style>
    <style:style style:name="P48" style:family="paragraph" style:parent-style-name="Text_20_body">
      <style:text-properties fo:font-size="12pt" officeooo:rsid="0012260b" officeooo:paragraph-rsid="002605f3" style:font-size-asian="12pt" style:font-size-complex="12pt"/>
    </style:style>
    <style:style style:name="P49" style:family="paragraph" style:parent-style-name="Text_20_body">
      <style:text-properties fo:font-size="12pt" officeooo:paragraph-rsid="002605f3" style:font-size-asian="12pt" style:font-size-complex="12pt"/>
    </style:style>
    <style:style style:name="P50" style:family="paragraph" style:parent-style-name="Text_20_body">
      <style:paragraph-properties fo:text-align="start" style:justify-single-word="false"/>
      <style:text-properties fo:font-size="12pt" fo:font-weight="bold" officeooo:rsid="000d5592" officeooo:paragraph-rsid="000f4148" style:font-size-asian="12pt" style:font-weight-asian="bold" style:font-size-complex="12pt" style:font-weight-complex="bold"/>
    </style:style>
    <style:style style:name="P51" style:family="paragraph" style:parent-style-name="Text_20_body">
      <style:text-properties officeooo:rsid="0012e50d" officeooo:paragraph-rsid="0012e50d"/>
    </style:style>
    <style:style style:name="P52" style:family="paragraph" style:parent-style-name="Text_20_body">
      <style:text-properties officeooo:paragraph-rsid="00278c9c"/>
    </style:style>
    <style:style style:name="P53" style:family="paragraph" style:parent-style-name="Text_20_body">
      <style:text-properties officeooo:rsid="001d5e65" officeooo:paragraph-rsid="001d5e65"/>
    </style:style>
    <style:style style:name="P54" style:family="paragraph" style:parent-style-name="Text_20_body">
      <style:text-properties officeooo:rsid="001d5e65" officeooo:paragraph-rsid="002176bc"/>
    </style:style>
    <style:style style:name="P55" style:family="paragraph" style:parent-style-name="Text_20_body">
      <style:text-properties officeooo:rsid="001d5e65" officeooo:paragraph-rsid="0023aa01"/>
    </style:style>
    <style:style style:name="P56" style:family="paragraph" style:parent-style-name="Text_20_body">
      <style:text-properties officeooo:paragraph-rsid="001d5e65"/>
    </style:style>
    <style:style style:name="P57" style:family="paragraph" style:parent-style-name="Text_20_body">
      <style:text-properties officeooo:paragraph-rsid="0021675b"/>
    </style:style>
    <style:style style:name="P58" style:family="paragraph" style:parent-style-name="Text_20_body">
      <style:text-properties officeooo:paragraph-rsid="002238f0"/>
    </style:style>
    <style:style style:name="P59" style:family="paragraph" style:parent-style-name="Text_20_body" style:list-style-name="L1"/>
    <style:style style:name="P60" style:family="paragraph" style:parent-style-name="Text_20_body" style:list-style-name="L1">
      <style:paragraph-properties fo:margin-top="0cm" fo:margin-bottom="0cm" style:contextual-spacing="false"/>
    </style:style>
    <style:style style:name="P61" style:family="paragraph" style:parent-style-name="Text_20_body" style:list-style-name="L2">
      <style:paragraph-properties fo:margin-top="0cm" fo:margin-bottom="0cm" style:contextual-spacing="false"/>
      <style:text-properties officeooo:paragraph-rsid="0009d323"/>
    </style:style>
    <style:style style:name="P62" style:family="paragraph" style:parent-style-name="Text_20_body" style:list-style-name="L2">
      <style:paragraph-properties fo:margin-top="0cm" fo:margin-bottom="0cm" style:contextual-spacing="false"/>
      <style:text-properties officeooo:paragraph-rsid="000c7bda"/>
    </style:style>
    <style:style style:name="P63" style:family="paragraph" style:parent-style-name="Text_20_body" style:list-style-name="L2">
      <style:text-properties officeooo:rsid="0009189d" officeooo:paragraph-rsid="0009d323"/>
    </style:style>
    <style:style style:name="P64" style:family="paragraph" style:parent-style-name="Text_20_body" style:list-style-name="L3">
      <style:text-properties officeooo:paragraph-rsid="002605f3"/>
    </style:style>
    <style:style style:name="P65" style:family="paragraph" style:parent-style-name="Text_20_body" style:list-style-name="L3" style:master-page-name="">
      <loext:graphic-properties draw:fill="none"/>
      <style:paragraph-properties fo:margin-left="-0.4cm" fo:margin-right="0cm" fo:margin-top="0cm" fo:margin-bottom="0.247cm" style:contextual-spacing="false" fo:line-height="115%" fo:text-indent="0cm" style:auto-text-indent="false" style:page-number="auto" fo:background-color="transparent"/>
      <style:text-properties fo:font-size="12pt" officeooo:rsid="0012260b" officeooo:paragraph-rsid="002605f3" style:font-size-asian="12pt" style:font-size-complex="12pt"/>
    </style:style>
    <style:style style:name="P66" style:family="paragraph" style:parent-style-name="Text_20_body" style:list-style-name="L4">
      <style:text-properties officeooo:paragraph-rsid="000ce805"/>
    </style:style>
    <style:style style:name="P67" style:family="paragraph" style:parent-style-name="Text_20_body" style:list-style-name="L4">
      <style:text-properties officeooo:paragraph-rsid="0012e50d"/>
    </style:style>
    <style:style style:name="P68" style:family="paragraph" style:parent-style-name="Text_20_body" style:list-style-name="L5">
      <style:text-properties officeooo:paragraph-rsid="00278c9c"/>
    </style:style>
    <style:style style:name="P69" style:family="paragraph" style:parent-style-name="Text_20_body" style:list-style-name="L5">
      <style:paragraph-properties fo:margin-top="0cm" fo:margin-bottom="0cm" style:contextual-spacing="false"/>
      <style:text-properties style:font-name="Abyssinica SIL" fo:font-size="12pt" style:font-size-asian="12pt" style:font-size-complex="12pt"/>
    </style:style>
    <style:style style:name="P70" style:family="paragraph" style:parent-style-name="Text_20_body" style:list-style-name="L5">
      <style:text-properties style:font-name="Abyssinica SIL" fo:font-size="12pt" officeooo:rsid="002605f3" officeooo:paragraph-rsid="00278c9c" style:font-size-asian="12pt" style:font-size-complex="12pt"/>
    </style:style>
    <style:style style:name="P71" style:family="paragraph" style:parent-style-name="Text_20_body" style:list-style-name="L6">
      <style:paragraph-properties fo:margin-top="0cm" fo:margin-bottom="0cm" style:contextual-spacing="false"/>
      <style:text-properties style:font-name="Abyssinica SIL" fo:font-size="12pt" style:font-size-asian="12pt" style:font-size-complex="12pt"/>
    </style:style>
    <style:style style:name="P72" style:family="paragraph" style:parent-style-name="Text_20_body" style:list-style-name="L9">
      <style:text-properties style:font-name="Abyssinica SIL" fo:font-size="12pt" officeooo:rsid="0017b1c8" officeooo:paragraph-rsid="0017b1c8" style:font-size-asian="12pt" style:font-size-complex="12pt"/>
    </style:style>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7">
      <style:paragraph-properties fo:margin-top="0cm" fo:margin-bottom="0cm" style:contextual-spacing="false"/>
    </style:style>
    <style:style style:name="P76" style:family="paragraph" style:parent-style-name="Text_20_body" style:list-style-name="L8"/>
    <style:style style:name="P77" style:family="paragraph" style:parent-style-name="Text_20_body" style:list-style-name="L8">
      <style:paragraph-properties fo:margin-top="0cm" fo:margin-bottom="0cm" style:contextual-spacing="false"/>
    </style:style>
    <style:style style:name="P78" style:family="paragraph" style:parent-style-name="Text_20_body" style:list-style-name="L9"/>
    <style:style style:name="P79" style:family="paragraph" style:parent-style-name="Text_20_body" style:list-style-name="L9">
      <style:text-properties officeooo:paragraph-rsid="00278c9c"/>
    </style:style>
    <style:style style:name="T1" style:family="text">
      <style:text-properties officeooo:rsid="00033276"/>
    </style:style>
    <style:style style:name="T2" style:family="text">
      <style:text-properties officeooo:rsid="000548b2"/>
    </style:style>
    <style:style style:name="T3" style:family="text">
      <style:text-properties fo:font-weight="normal" style:font-weight-asian="normal" style:font-weight-complex="normal"/>
    </style:style>
    <style:style style:name="T4" style:family="text">
      <style:text-properties fo:font-weight="normal" officeooo:rsid="000548b2" style:font-weight-asian="normal" style:font-weight-complex="normal"/>
    </style:style>
    <style:style style:name="T5" style:family="text">
      <style:text-properties fo:font-weight="normal" officeooo:rsid="00059ede" style:font-weight-asian="normal" style:font-weight-complex="normal"/>
    </style:style>
    <style:style style:name="T6" style:family="text">
      <style:text-properties fo:font-weight="normal" officeooo:rsid="00078b4b" style:font-weight-asian="normal" style:font-weight-complex="normal"/>
    </style:style>
    <style:style style:name="T7" style:family="text">
      <style:text-properties fo:font-weight="normal" officeooo:rsid="00079959" style:font-weight-asian="normal" style:font-weight-complex="normal"/>
    </style:style>
    <style:style style:name="T8" style:family="text">
      <style:text-properties fo:font-weight="normal" officeooo:rsid="00033276" style:font-weight-asian="normal" style:font-weight-complex="normal"/>
    </style:style>
    <style:style style:name="T9" style:family="text">
      <style:text-properties fo:font-weight="normal" officeooo:rsid="000afe16" style:font-weight-asian="normal" style:font-weight-complex="normal"/>
    </style:style>
    <style:style style:name="T10" style:family="text">
      <style:text-properties fo:font-weight="normal" officeooo:rsid="000f4148" style:font-weight-asian="normal" style:font-weight-complex="normal"/>
    </style:style>
    <style:style style:name="T11" style:family="text">
      <style:text-properties fo:font-weight="normal" officeooo:rsid="0012e50d" style:font-weight-asian="normal" style:font-weight-complex="normal"/>
    </style:style>
    <style:style style:name="T12" style:family="text">
      <style:text-properties fo:font-weight="normal" officeooo:rsid="00133b55" style:font-weight-asian="normal" style:font-weight-complex="normal"/>
    </style:style>
    <style:style style:name="T13" style:family="text">
      <style:text-properties fo:font-weight="normal" officeooo:rsid="00142ba4" style:font-weight-asian="normal" style:font-weight-complex="normal"/>
    </style:style>
    <style:style style:name="T14" style:family="text">
      <style:text-properties fo:font-weight="normal" officeooo:rsid="00181617" style:font-weight-asian="normal" style:font-weight-complex="normal"/>
    </style:style>
    <style:style style:name="T15" style:family="text">
      <style:text-properties fo:font-weight="normal" officeooo:rsid="001cfc57" style:font-weight-asian="normal" style:font-weight-complex="normal"/>
    </style:style>
    <style:style style:name="T16" style:family="text">
      <style:text-properties fo:font-weight="normal" officeooo:rsid="001d5e65"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181617" style:font-weight-asian="bold" style:font-weight-complex="bold"/>
    </style:style>
    <style:style style:name="T19" style:family="text">
      <style:text-properties officeooo:rsid="00059ede"/>
    </style:style>
    <style:style style:name="T20" style:family="text">
      <style:text-properties officeooo:rsid="00078b4b"/>
    </style:style>
    <style:style style:name="T21" style:family="text">
      <style:text-properties officeooo:rsid="0009189d"/>
    </style:style>
    <style:style style:name="T22" style:family="text">
      <style:text-properties officeooo:rsid="000d5592"/>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ize="12pt" style:font-size-asian="12pt" style:font-size-complex="12pt"/>
    </style:style>
    <style:style style:name="T25" style:family="text">
      <style:text-properties fo:font-size="12pt" officeooo:rsid="0012092e" style:font-size-asian="12pt" style:font-size-complex="12pt"/>
    </style:style>
    <style:style style:name="T26" style:family="text">
      <style:text-properties fo:font-size="12pt" officeooo:rsid="0012260b" style:font-size-asian="12pt" style:font-size-complex="12pt"/>
    </style:style>
    <style:style style:name="T27" style:family="text">
      <style:text-properties fo:font-size="12pt" officeooo:rsid="00258e83" style:font-size-asian="12pt" style:font-size-complex="12pt"/>
    </style:style>
    <style:style style:name="T28" style:family="text">
      <style:text-properties fo:font-size="12pt" officeooo:rsid="002605f3" style:font-size-asian="12pt" style:font-size-complex="12pt"/>
    </style:style>
    <style:style style:name="T29" style:family="text">
      <style:text-properties fo:font-size="12pt" officeooo:rsid="0012e50d" style:font-size-asian="12pt" style:font-size-complex="12pt"/>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font-size="12pt" fo:font-weight="normal" officeooo:rsid="000f4148" style:font-size-asian="12pt" style:font-weight-asian="normal" style:font-size-complex="12pt" style:font-weight-complex="normal"/>
    </style:style>
    <style:style style:name="T32" style:family="text">
      <style:text-properties fo:font-size="12pt" fo:font-weight="normal" officeooo:rsid="0005161f" style:font-size-asian="12pt" style:font-weight-asian="normal" style:font-size-complex="12pt" style:font-weight-complex="normal"/>
    </style:style>
    <style:style style:name="T33" style:family="text">
      <style:text-properties fo:font-size="12pt" fo:font-weight="normal" officeooo:rsid="0012260b" style:font-size-asian="12pt" style:font-weight-asian="normal" style:font-size-complex="12pt" style:font-weight-complex="normal"/>
    </style:style>
    <style:style style:name="T34" style:family="text">
      <style:text-properties fo:font-size="12pt" fo:font-weight="bold" style:font-size-asian="12pt" style:font-weight-asian="bold" style:font-size-complex="12pt" style:font-weight-complex="bold"/>
    </style:style>
    <style:style style:name="T35" style:family="text">
      <style:text-properties fo:font-size="12pt" fo:font-weight="bold" officeooo:rsid="000d2c8f" style:font-size-asian="12pt" style:font-weight-asian="bold" style:font-size-complex="12pt" style:font-weight-complex="bold"/>
    </style:style>
    <style:style style:name="T36" style:family="text">
      <style:text-properties fo:font-size="12pt" fo:font-weight="bold" officeooo:rsid="0012e50d" style:font-size-asian="12pt" style:font-weight-asian="bold" style:font-size-complex="12pt" style:font-weight-complex="bold"/>
    </style:style>
    <style:style style:name="T37" style:family="text">
      <style:text-properties fo:color="#111111" loext:opacity="100%" style:font-name="Abyssinica SIL" fo:font-size="10pt" style:text-underline-style="none" fo:font-weight="normal" officeooo:rsid="0012092e" style:font-size-asian="10pt" style:font-weight-asian="normal" style:font-size-complex="10pt" style:font-weight-complex="normal"/>
    </style:style>
    <style:style style:name="T38" style:family="text">
      <style:text-properties fo:color="#111111" loext:opacity="100%" style:font-name="Abyssinica SIL" fo:font-size="12pt" style:text-underline-style="none" fo:font-weight="normal" officeooo:rsid="0012092e" style:font-size-asian="12pt" style:font-weight-asian="normal" style:font-size-complex="12pt" style:font-weight-complex="normal"/>
    </style:style>
    <style:style style:name="T39" style:family="text">
      <style:text-properties fo:color="#111111" loext:opacity="100%" style:font-name="Abyssinica SIL" fo:font-size="12pt" style:text-underline-style="none" fo:font-weight="bold" officeooo:rsid="000f4148" style:font-size-asian="12pt" style:font-weight-asian="bold" style:font-size-complex="12pt" style:font-weight-complex="bold"/>
    </style:style>
    <style:style style:name="T40" style:family="text">
      <style:text-properties fo:color="#111111" loext:opacity="100%" style:font-name="Abyssinica SIL" fo:font-size="12pt" fo:font-weight="normal" style:font-size-asian="12pt" style:font-weight-asian="normal" style:font-size-complex="12pt" style:font-weight-complex="normal"/>
    </style:style>
    <style:style style:name="T41" style:family="text">
      <style:text-properties fo:color="#111111" loext:opacity="100%" style:font-name="Abyssinica SIL" fo:font-size="12pt" fo:font-weight="normal" officeooo:rsid="00278c9c" style:font-size-asian="12pt" style:font-weight-asian="normal" style:font-size-complex="12pt" style:font-weight-complex="normal"/>
    </style:style>
    <style:style style:name="T42" style:family="text">
      <style:text-properties fo:color="#111111" loext:opacity="100%" style:font-name="Abyssinica SIL" fo:font-size="12pt" officeooo:rsid="002605f3" style:font-size-asian="12pt" style:font-size-complex="12pt"/>
    </style:style>
    <style:style style:name="T43" style:family="text">
      <style:text-properties fo:color="#111111" loext:opacity="100%" style:font-name="Abyssinica SIL" officeooo:rsid="002605f3"/>
    </style:style>
    <style:style style:name="T44" style:family="text">
      <style:text-properties officeooo:rsid="0012092e"/>
    </style:style>
    <style:style style:name="T45" style:family="text">
      <style:text-properties officeooo:rsid="0017b1c8"/>
    </style:style>
    <style:style style:name="T46" style:family="text">
      <style:text-properties officeooo:rsid="001d5e65"/>
    </style:style>
    <style:style style:name="T47" style:family="text">
      <style:text-properties officeooo:rsid="0021675b"/>
    </style:style>
    <style:style style:name="T48" style:family="text">
      <style:text-properties officeooo:rsid="0023aa01"/>
    </style:style>
    <style:style style:name="T49" style:family="text">
      <style:text-properties officeooo:rsid="00258e83"/>
    </style:style>
    <style:style style:name="T50" style:family="text">
      <style:text-properties officeooo:rsid="002605f3"/>
    </style:style>
    <style:style style:name="T51" style:family="text">
      <style:text-properties style:font-name="Abyssinica SIL"/>
    </style:style>
    <style:style style:name="T52" style:family="text">
      <style:text-properties style:font-name="Abyssinica SIL" fo:font-size="12pt" style:font-size-asian="12pt" style:font-size-complex="12pt"/>
    </style:style>
    <style:style style:name="T53" style:family="text">
      <style:text-properties style:font-name="Abyssinica SIL" fo:font-size="12pt" officeooo:rsid="00111074" style:font-size-asian="12pt" style:font-size-complex="12pt"/>
    </style:style>
    <style:style style:name="T54" style:family="text">
      <style:text-properties style:font-name="Abyssinica SIL" fo:font-size="12pt" officeooo:rsid="0010d067" style:font-size-asian="12pt" style:font-size-complex="12pt"/>
    </style:style>
    <style:style style:name="T55" style:family="text">
      <style:text-properties style:font-name="Abyssinica SIL" fo:font-size="12pt" officeooo:rsid="00133b55" style:font-size-asian="12pt" style:font-size-complex="12pt"/>
    </style:style>
    <style:style style:name="T56" style:family="text">
      <style:text-properties style:font-name="Abyssinica SIL" fo:font-size="12pt" officeooo:rsid="0012092e" style:font-size-asian="12pt" style:font-size-complex="12pt"/>
    </style:style>
    <style:style style:name="T57" style:family="text">
      <style:text-properties style:font-name="Abyssinica SIL" fo:font-size="12pt" officeooo:rsid="0012260b" style:font-size-asian="12pt" style:font-size-complex="12pt"/>
    </style:style>
    <style:style style:name="T58" style:family="text">
      <style:text-properties style:font-name="Abyssinica SIL" fo:font-size="12pt" officeooo:rsid="0009d323" style:font-size-asian="12pt" style:font-size-complex="12pt"/>
    </style:style>
    <style:style style:name="T59" style:family="text">
      <style:text-properties style:font-name="Abyssinica SIL" fo:font-size="12pt" officeooo:rsid="0021675b" style:font-size-asian="12pt" style:font-size-complex="12pt"/>
    </style:style>
    <style:style style:name="T60" style:family="text">
      <style:text-properties style:font-name="Abyssinica SIL" fo:font-size="12pt" officeooo:rsid="002605f3" style:font-size-asian="12pt" style:font-size-complex="12pt"/>
    </style:style>
    <style:style style:name="T61" style:family="text">
      <style:text-properties style:font-name="Abyssinica SIL" fo:font-size="12pt" officeooo:rsid="00278c9c" style:font-size-asian="12pt" style:font-size-complex="12pt"/>
    </style:style>
    <style:style style:name="T62" style:family="text">
      <style:text-properties style:font-name="Abyssinica SIL" fo:font-size="12pt" officeooo:rsid="001a75da" style:font-size-asian="12pt" style:font-size-complex="12pt"/>
    </style:style>
    <style:style style:name="T63" style:family="text">
      <style:text-properties style:font-name="Abyssinica SIL" fo:font-size="12pt" officeooo:rsid="001e7a91" style:font-size-asian="12pt" style:font-size-complex="12pt"/>
    </style:style>
    <style:style style:name="T64" style:family="text">
      <style:text-properties style:font-name="Abyssinica SIL" fo:font-size="12pt" officeooo:rsid="002176bc" style:font-size-asian="12pt" style:font-size-complex="12pt"/>
    </style:style>
    <style:style style:name="T65" style:family="text">
      <style:text-properties style:font-name="Abyssinica SIL" fo:font-size="12pt" officeooo:rsid="002238f0" style:font-size-asian="12pt" style:font-size-complex="12pt"/>
    </style:style>
    <style:style style:name="T66" style:family="text">
      <style:text-properties style:font-name="Abyssinica SIL" fo:font-size="12pt" fo:font-weight="bold" style:font-size-asian="12pt" style:font-weight-asian="bold" style:font-size-complex="12pt" style:font-weight-complex="bold"/>
    </style:style>
    <style:style style:name="T67" style:family="text">
      <style:text-properties style:font-name="Abyssinica SIL" fo:font-size="12pt" fo:font-weight="bold" officeooo:rsid="0012092e" style:font-size-asian="12pt" style:font-weight-asian="bold" style:font-size-complex="12pt" style:font-weight-complex="bold"/>
    </style:style>
    <style:style style:name="T68" style:family="text">
      <style:text-properties style:font-name="Abyssinica SIL" fo:font-size="12pt" fo:font-weight="bold" officeooo:rsid="0012260b" style:font-size-asian="12pt" style:font-weight-asian="bold" style:font-size-complex="12pt" style:font-weight-complex="bold"/>
    </style:style>
    <style:style style:name="T69" style:family="text">
      <style:text-properties style:font-name="Abyssinica SIL" fo:font-size="12pt" fo:font-weight="bold" officeooo:rsid="0012e50d" style:font-size-asian="12pt" style:font-weight-asian="bold" style:font-size-complex="12pt" style:font-weight-complex="bold"/>
    </style:style>
    <style:style style:name="T70" style:family="text">
      <style:text-properties style:font-name="Abyssinica SIL" fo:font-size="12pt" fo:font-weight="bold" officeooo:rsid="0009d323" style:font-size-asian="12pt" style:font-weight-asian="bold" style:font-size-complex="12pt" style:font-weight-complex="bold"/>
    </style:style>
    <style:style style:name="T71" style:family="text">
      <style:text-properties style:font-name="Abyssinica SIL" fo:font-size="12pt" fo:font-weight="bold" officeooo:rsid="001a75da" style:font-size-asian="12pt" style:font-weight-asian="bold" style:font-size-complex="12pt" style:font-weight-complex="bold"/>
    </style:style>
    <style:style style:name="T72" style:family="text">
      <style:text-properties style:font-name="Abyssinica SIL" fo:font-size="12pt" fo:font-weight="bold" officeooo:rsid="0021675b" style:font-size-asian="12pt" style:font-weight-asian="bold" style:font-size-complex="12pt" style:font-weight-complex="bold"/>
    </style:style>
    <style:style style:name="T73" style:family="text">
      <style:text-properties style:font-name="Abyssinica SIL" fo:font-size="12pt" fo:font-weight="bold" officeooo:rsid="0023aa01" style:font-size-asian="12pt" style:font-weight-asian="bold" style:font-size-complex="12pt" style:font-weight-complex="bold"/>
    </style:style>
    <style:style style:name="T74" style:family="text">
      <style:text-properties style:font-name="Abyssinica SIL" fo:font-size="12pt" fo:font-weight="bold" officeooo:rsid="002176bc" style:font-size-asian="12pt" style:font-weight-asian="bold" style:font-size-complex="12pt" style:font-weight-complex="bold"/>
    </style:style>
    <style:style style:name="T75" style:family="text">
      <style:text-properties style:font-name="Abyssinica SIL" fo:font-size="12pt" fo:font-weight="normal" style:font-size-asian="12pt" style:font-weight-asian="normal" style:font-size-complex="12pt" style:font-weight-complex="normal"/>
    </style:style>
    <style:style style:name="T76" style:family="text">
      <style:text-properties style:font-name="Abyssinica SIL" fo:font-size="12pt" fo:font-weight="normal" officeooo:rsid="0008e6a5" style:font-size-asian="12pt" style:font-weight-asian="normal" style:font-size-complex="12pt" style:font-weight-complex="normal"/>
    </style:style>
    <style:style style:name="T77" style:family="text">
      <style:text-properties style:font-name="Abyssinica SIL" fo:font-size="12pt" fo:font-weight="normal" officeooo:rsid="002605f3" style:font-size-asian="12pt" style:font-weight-asian="normal" style:font-size-complex="12pt" style:font-weight-complex="normal"/>
    </style:style>
    <style:style style:name="T78" style:family="text">
      <style:text-properties style:font-name="Abyssinica SIL" fo:font-size="12pt" fo:font-weight="normal" officeooo:rsid="0017b1c8" style:font-size-asian="12pt" style:font-weight-asian="normal" style:font-size-complex="12pt" style:font-weight-complex="normal"/>
    </style:style>
    <style:style style:name="T79" style:family="text">
      <style:text-properties style:font-name="Abyssinica SIL" fo:font-size="12pt" fo:font-weight="normal" officeooo:rsid="001d5e65" style:font-size-asian="12pt" style:font-weight-asian="normal" style:font-size-complex="12pt" style:font-weight-complex="normal"/>
    </style:style>
    <style:style style:name="T80" style:family="text">
      <style:text-properties style:font-name="Abyssinica SIL" fo:font-size="12pt" fo:font-weight="normal" officeooo:rsid="002176bc" style:font-size-asian="12pt" style:font-weight-asian="normal" style:font-size-complex="12pt" style:font-weight-complex="normal"/>
    </style:style>
    <style:style style:name="T81" style:family="text">
      <style:text-properties style:font-name="Abyssinica SIL" fo:font-size="12pt" fo:font-weight="normal" officeooo:rsid="002238f0" style:font-size-asian="12pt" style:font-weight-asian="normal" style:font-size-complex="12pt" style:font-weight-complex="normal"/>
    </style:style>
    <style:style style:name="T82" style:family="text">
      <style:text-properties style:font-name="Abyssinica SIL" fo:font-size="12pt" fo:font-weight="normal" officeooo:rsid="002d7f36" style:font-size-asian="12pt" style:font-weight-asian="normal" style:font-size-complex="12pt" style:font-weight-complex="normal"/>
    </style:style>
    <style:style style:name="T83" style:family="text">
      <style:text-properties officeooo:rsid="002d7f36"/>
    </style:style>
    <style:style style:name="T84" style:family="text">
      <style:text-properties officeooo:rsid="00309fd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83">READ</text:span><text:span text:style-name="T84">ME</text:span><text:span text:style-name="T83"> :</text:span>Présentation du TP</text:p>
      <text:p text:style-name="P2"/>
      <text:h text:style-name="P1" text:outline-level="3">Partie 1 : Environnement de développement</text:h>
      <text:p text:style-name="P3"/>
      <text:p text:style-name="P5">1<text:span text:style-name="T8">.</text:span><text:span text:style-name="T22">1</text:span><text:span text:style-name="T8">.</text:span>Compréhension de la logique du TP :</text:p>
      <text:p text:style-name="P6"/>
      <text:p text:style-name="P6">Virtualisation <text:span text:style-name="T4">en informatique est</text:span><text:span text:style-name="T2"> </text:span><text:span text:style-name="T4">le processus de simulation matérielle et logicielle </text:span><text:span text:style-name="T5">(</text:span><text:span text:style-name="T4">tel que des ordinateurs dans un environnement logiciel ou environnement virtuel,</text:span></text:p>
      <text:p text:style-name="P13"><text:span text:style-name="T2">E</text:span>xemple : <text:span text:style-name="T3">Un serveur fait tourner 03 serveurs avec toutes leur application et leur système d’exploitation </text:span><text:span text:style-name="T9">(Fonctionnement simultané sur un même serveur)</text:span></text:p>
      <text:p text:style-name="P14"><text:span text:style-name="T3">Le logiciel qui crée et fait tourner la virtualisation se nomme l’</text:span>hyperviseur, <text:span text:style-name="T20">i</text:span><text:span text:style-name="T6">l alloue et contrôle le partage des ressources machines : </text:span><text:span text:style-name="T7">espace de stockage, RAM, CPU et bien d’autres</text:span><text:span text:style-name="T8">.</text:span></text:p>
      <text:p text:style-name="P31"/>
      <text:h text:style-name="P4" text:outline-level="3"><text:span text:style-name="T19">Q</text:span>u'est-ce que la virtualisation imbriquée ?</text:h>
      <text:p text:style-name="P41"><text:span text:style-name="T75">La </text:span><text:span text:style-name="Strong_20_Emphasis"><text:span text:style-name="T52">virtualisation imbriquée</text:span></text:span><text:span text:style-name="T52"> (</text:span><text:span text:style-name="T75">ou </text:span><text:span text:style-name="Strong_20_Emphasis"><text:span text:style-name="T66">nested virtualization</text:span></text:span><text:span text:style-name="T52"> </text:span><text:span text:style-name="T75">en anglais)</text:span><text:span text:style-name="T52"> </text:span><text:span text:style-name="T75">est une fonctionnalité qui permet d'exécuter des hyperviseurs à l'intérieur d'autres hyperviseurs. En d'autres termes, cela signifie que vous pouvez faire fonctionner une machine virtuelle (VM) qui, à son tour, exécute une ou plusieurs autres machines virtuelles.</text:span></text:p>
      <text:h text:style-name="P20" text:outline-level="3">Fonctionnement</text:h>
      <text:list xml:id="list3954315802" text:style-name="L1">
        <text:list-item>
          <text:p text:style-name="P60"><text:span text:style-name="Strong_20_Emphasis"><text:span text:style-name="T52">Hyperviseur Principal</text:span></text:span><text:span text:style-name="T52"> : C'est le premier niveau d'hyperviseur qui gère le matériel physique et les ressources du système. </text:span></text:p>
        </text:list-item>
        <text:list-item>
          <text:p text:style-name="P60"><text:span text:style-name="Strong_20_Emphasis"><text:span text:style-name="T52">Machine Virtuelle (VM)</text:span></text:span><text:span text:style-name="T52"> : Le premier hyperviseur crée des machines virtuelles. </text:span></text:p>
        </text:list-item>
        <text:list-item>
          <text:p text:style-name="P59"><text:span text:style-name="Strong_20_Emphasis"><text:span text:style-name="T52">Hyperviseur Secondaire</text:span></text:span><text:span text:style-name="T52"> : Une VM peut exécuter un hyperviseur secondaire, permettant ainsi la création de machines virtuelles supplémentaires à l'intérieur de cette VM. </text:span></text:p>
        </text:list-item>
      </text:list>
      <text:p text:style-name="P23">Dans notre contexte, nous avons :</text:p>
      <text:list xml:id="list3372271517" text:style-name="L2">
        <text:list-item>
          <text:p text:style-name="P61"><text:span text:style-name="Strong_20_Emphasis"><text:span text:style-name="T52">Hyperviseur de Type 1 vs Type 2</text:span></text:span><text:span text:style-name="T52"> : </text:span></text:p>
          <text:list>
            <text:list-item>
              <text:p text:style-name="P62"><text:span text:style-name="Strong_20_Emphasis"><text:span text:style-name="T52">Type 1</text:span></text:span><text:span text:style-name="T52"> : Hyperviseurs comme </text:span><text:span text:style-name="T70">Vmware </text:span><text:span text:style-name="T66">ESXi </text:span><text:span text:style-name="T52">qui s'exécutent directement sur le matériel. Ils sont optimisés pour la performance. </text:span><text:span text:style-name="T58">ET ils sont les plus utilisés en entreprise pour la mise en place des Data Centers</text:span><text:span text:style-name="T76">.</text:span></text:p>
            </text:list-item>
            <text:list-item>
              <text:p text:style-name="P63"><text:span text:style-name="Strong_20_Emphasis"><text:span text:style-name="T52">Type 2</text:span></text:span><text:span text:style-name="T52"> : Hyperviseurs comme VirtualBox qui s'exécutent sur un système d'exploitation hôte. Ils sont souvent utilisés pour des environnements de test ou de développement. </text:span></text:p>
            </text:list-item>
          </text:list>
        </text:list-item>
      </text:list>
      <text:p text:style-name="P15">Format OVA (Open Virtual Appliance):<text:span text:style-name="T3"> est un format de distribution des machines virtuelles, il est constituer d’un OVF (Fichier de configuration), de disques virtuels et de fichiers supplémentaires.</text:span></text:p>
      <text:p text:style-name="P33">Il permet de déployer rapidement des Environnements virtuels préconfigurés.</text:p>
      <text:p text:style-name="P15"><text:soft-page-break/>TinyVM.<text:span text:style-name="T21">OVA</text:span><text:span text:style-name="T3"> , il permet de simplifié le processus de création et gestion des machines,</text:span></text:p>
      <text:p text:style-name="P33"/>
      <text:h text:style-name="P7" text:outline-level="3">1<text:span text:style-name="T1">.</text:span>2<text:span text:style-name="T1">.</text:span>Installer virtualbox sous linux</text:h>
      <text:p text:style-name="P8"><text:span text:style-name="T3">Tout d’abord,il faut connaître sa </text:span><text:span text:style-name="T10">version du Système Ubuntu, pour cela :</text:span></text:p>
      <text:p text:style-name="P40"><text:span text:style-name="Source_20_Text"><text:span text:style-name="T39"/></text:span></text:p>
      <text:p text:style-name="P34">Tapez la commande :</text:p>
      <text:p text:style-name="P47"><text:span text:style-name="T23">lsb_release</text:span><text:span text:style-name="T3"> -a</text:span></text:p>
      <text:p text:style-name="P50"><text:span text:style-name="T15">Ensuite</text:span><text:span text:style-name="T3">, </text:span><text:span text:style-name="T10">mettre à jour <text:s/>et mettre à niveau le dépôt du cache APT</text:span></text:p>
      <text:p text:style-name="P37"><text:span text:style-name="Source_20_Text"><text:span text:style-name="T31"><text:s/>sudo apt update &amp;&amp; sudo apt upgrade</text:span></text:span></text:p>
      <text:p text:style-name="P39"><text:span text:style-name="Source_20_Text"><text:span text:style-name="T37">Installation de VirtualBox </text:span></text:span><text:span text:style-name="Source_20_Text"><text:span text:style-name="T38">:</text:span></text:span></text:p>
      <text:p text:style-name="P38"><text:span text:style-name="Source_20_Text"><text:span text:style-name="T30">sudo apt install virtualbox</text:span></text:span></text:p>
      <text:p text:style-name="P22">Lancer Virtualbox :</text:p>
      <text:p text:style-name="P22">Tapez la commande suivante dans le terminal :</text:p>
      <text:p text:style-name="P42"><text:span text:style-name="Source_20_Text"><text:span text:style-name="T24">virtualbox</text:span></text:span></text:p>
      <text:p text:style-name="P43"><text:span text:style-name="Source_20_Text"><text:span text:style-name="T54">Pour utiliser VirtualBOx, nous devons le configurer et installer ses </text:span></text:span><text:span text:style-name="Source_20_Text"><text:span text:style-name="T53">package d’</text:span></text:span><text:span text:style-name="Source_20_Text"><text:span text:style-name="T54"> extensions</text:span></text:span><text:span text:style-name="Source_20_Text"><text:span text:style-name="T52">.</text:span></text:span></text:p>
      <text:p text:style-name="P43"><text:span text:style-name="Source_20_Text"><text:span text:style-name="T53">Pour cela, il faut entrer la commande suivant dans un navigateur :</text:span></text:span></text:p>
      <text:p text:style-name="P43"><text:span text:style-name="Source_20_Text"><text:span text:style-name="T24">wget https://download.virtualbox.org/virtualbox/6.1.32/Oracle_VM_VirtualBox_Extension_Pack-6.1.32.vbox-extpack</text:span></text:span></text:p>
      <text:p text:style-name="P43"><text:span text:style-name="Source_20_Text"><text:span text:style-name="T24"/></text:span></text:p>
      <text:p text:style-name="P43"><text:span text:style-name="Source_20_Text"><text:span text:style-name="T53">Ensuite ouvrir le terminal et boucler le téléchargement, en entrant cette commande à partir du dossier dans lequel les packages d’extensions ont été sauvegardé:</text:span></text:span></text:p>
      <text:p text:style-name="P43"><text:span text:style-name="Source_20_Text"><text:span text:style-name="T24">sudo VBoxManage extpack install Oracle_VM_VirtualBox_Extension_Pack-6.1.32.vbox-extpack</text:span></text:span></text:p>
      <text:p text:style-name="P43"><text:span text:style-name="Source_20_Text"><text:span text:style-name="T24"/></text:span></text:p>
      <text:p text:style-name="P43"><text:span text:style-name="Source_20_Text"><text:span text:style-name="T24"><text:s/></text:span></text:span><text:span text:style-name="Source_20_Text"><text:span text:style-name="T55">Fait</text:span></text:span><text:span text:style-name="Source_20_Text"><text:span text:style-name="T56"> : Cette partie a été faite,</text:span></text:span></text:p>
      <text:p text:style-name="P44"><text:span text:style-name="Source_20_Text"><text:span text:style-name="T24"/></text:span></text:p>
      <text:p text:style-name="P44"><text:span text:style-name="Source_20_Text"><text:span text:style-name="T67">1.3 Téléchargement de ESXi</text:span></text:span></text:p>
      <text:p text:style-name="P44"><text:span text:style-name="Source_20_Text"><text:span text:style-name="T52"/></text:span></text:p>
      <text:p text:style-name="P45"><text:span text:style-name="Source_20_Text"><text:span text:style-name="T56">Ici nous avons </text:span></text:span><text:span text:style-name="Source_20_Text"><text:span text:style-name="T57">entrer dans le navigateur,</text:span></text:span><text:span text:style-name="Source_20_Text"><text:span text:style-name="T56">le lien fournir au sein du Tp:</text:span></text:span></text:p>
      <text:list xml:id="list2801214079" text:style-name="L3">
        <text:list-header>
          <text:p text:style-name="P64"><text:span text:style-name="T27">wget https://mirror,mahanserver,net/Vmware/ESXI/80u1/Vmware-ESXI-8</text:span><text:span text:style-name="Source_20_Text"><text:span text:style-name="T27">.</text:span></text:span><text:span text:style-name="Source_20_Text"><text:span text:style-name="T28">0U1-21495797-depot</text:span></text:span><text:span text:style-name="Source_20_Text"><text:span text:style-name="T25">.</text:span></text:span><text:span text:style-name="Source_20_Text"><text:span text:style-name="T28">zip</text:span></text:span></text:p>
          <text:p text:style-name="P65">Puis nous avons dézippé dans le terminal en étant dans le dossier de sauvegarde du dit fichier :</text:p>
        </text:list-header>
      </text:list>
      <text:p text:style-name="P48"><text:s text:c="4"/><text:tab/><text:span text:style-name="T50">unzip </text:span><text:span text:style-name="Source_20_Text"><text:span text:style-name="T49">mware-ESXI-8.</text:span></text:span><text:span text:style-name="Source_20_Text"><text:span text:style-name="T50">0U1-21495797-depot</text:span></text:span><text:span text:style-name="Source_20_Text"><text:span text:style-name="T44">.</text:span></text:span><text:span text:style-name="Source_20_Text"><text:span text:style-name="T50">zip</text:span></text:span></text:p>
      <text:p text:style-name="P45"><text:span text:style-name="Source_20_Text"><text:span text:style-name="T56">Nous avons également eu à manipuler ces différents </text:span></text:span><text:span text:style-name="Strong_20_Emphasis"><text:span text:style-name="T56">image ISO d'ESXi</text:span></text:span><text:span text:style-name="Source_20_Text"><text:span text:style-name="T56"> :</text:span></text:span></text:p>
      <text:p text:style-name="P45"><text:span text:style-name="Source_20_Text"><text:span text:style-name="T26">-ESXi 8, celle lié au lien</text:span></text:span></text:p>
      <text:p text:style-name="P44"><text:span text:style-name="Source_20_Text"><text:span text:style-name="T25">-Vmware-ESXi-6.7.0-Update1-11675023-HPE-Gen9plus-670.U1.10.4.0.19-Apr2019.iso</text:span></text:span></text:p>
      <text:p text:style-name="P44"><text:span text:style-name="Source_20_Text"><text:span text:style-name="T25">-Vmware-ESXi-7.0.3-19482537-HPE-703.0.0.10.9.0.11-Apr2022.iso</text:span></text:span></text:p>
      <text:p text:style-name="P44"><text:span text:style-name="Source_20_Text"><text:span text:style-name="T24"/></text:span></text:p>
      <text:p text:style-name="P45"><text:span text:style-name="Source_20_Text"><text:span text:style-name="T68">1</text:span></text:span><text:span text:style-name="Source_20_Text"><text:span text:style-name="T67">.</text:span></text:span><text:span text:style-name="Source_20_Text"><text:span text:style-name="T68">4 </text:span></text:span><text:span text:style-name="Source_20_Text"><text:span text:style-name="T67">Créer une machine virtuelle dans VirtualBox</text:span></text:span></text:p>
      <text:p text:style-name="P16"><text:soft-page-break/></text:p>
      <text:p text:style-name="P46"><text:span text:style-name="T69">1</text:span><text:span text:style-name="Source_20_Text"><text:span text:style-name="T67">.</text:span></text:span><text:span text:style-name="Source_20_Text"><text:span text:style-name="T69">4</text:span></text:span><text:span text:style-name="Source_20_Text"><text:span text:style-name="T67">.</text:span></text:span><text:span text:style-name="Source_20_Text"><text:span text:style-name="T69">1</text:span></text:span><text:span text:style-name="Source_20_Text"><text:span text:style-name="T67">.</text:span></text:span><text:span text:style-name="Source_20_Text"><text:span text:style-name="T69">Problématique</text:span></text:span></text:p>
      <text:p text:style-name="P36"><text:span text:style-name="T33">La réalisation de cette partie à soulever la question suivante :</text:span><text:span text:style-name="T35">P</text:span><text:span text:style-name="T34">ourquoi exécuter ESXi sur VirtualBox ?</text:span></text:p>
      <text:list xml:id="list3944135647" text:style-name="L4">
        <text:list-header>
          <text:p text:style-name="P66"><text:span text:style-name="Strong_20_Emphasis"><text:span text:style-name="T24">-Environnement de Test</text:span></text:span><text:span text:style-name="T24"> : </text:span><text:span text:style-name="T29">Permet de t</text:span><text:span text:style-name="T24">ester et </text:span><text:span text:style-name="T29">d’</text:span><text:span text:style-name="T24">expérimenter avec </text:span><text:span text:style-name="T29">Vmware </text:span><text:span text:style-name="T24">ESXi sans avoir besoin d'une infrastructure physique dédiée. Cela est particulièrement utile pour les développeurs ou les administrateurs système qui souhaitent apprendre ou tester des configurations. </text:span></text:p>
          <text:p text:style-name="P66"><text:span text:style-name="Strong_20_Emphasis"><text:span text:style-name="T24">-Facilité de Configuration</text:span></text:span><text:span text:style-name="T24"> : </text:span><text:span text:style-name="T29">Pour faciliter la création et la gestion de </text:span><text:span text:style-name="T24">plusieurs instances d'ESXi, tester des fonctionnalités ou des mises à jour. </text:span></text:p>
          <text:p text:style-name="P67"><text:span text:style-name="Strong_20_Emphasis"><text:span text:style-name="T24">-Coût réduit</text:span></text:span><text:span text:style-name="T24"> : </text:span><text:span text:style-name="T32">Pas besoin d'acheter du matériel supplémentaire pour apprendre ou tester</text:span></text:p>
        </text:list-header>
      </text:list>
      <text:p text:style-name="P46"><text:span text:style-name="T36">1</text:span><text:span text:style-name="Source_20_Text"><text:span text:style-name="T67">.</text:span></text:span><text:span text:style-name="Source_20_Text"><text:span text:style-name="T69">4</text:span></text:span><text:span text:style-name="Source_20_Text"><text:span text:style-name="T67">.</text:span></text:span><text:span text:style-name="Source_20_Text"><text:span text:style-name="T69">2</text:span></text:span><text:span text:style-name="Source_20_Text"><text:span text:style-name="T67">.</text:span></text:span><text:span text:style-name="T66">Créer une machine virtuelle dans VirtualBox</text:span></text:p>
      <text:p text:style-name="P24"><text:span text:style-name="T12">Fait</text:span><text:span text:style-name="T11">: Cette partie a été faite suivant la compréhension de lien suivant:</text:span></text:p>
      <text:p text:style-name="P51"><text:a xlink:type="simple" xlink:href="https://www.virtualizationhowto.com/2021/02/virtualbox-nested-virtualization-with-vmware-esxi/#h-virtualbox-nested-vmware-esxi-host" text:style-name="Internet_20_link" text:visited-style-name="Visited_20_Internet_20_Link"><text:span text:style-name="T40">https://www.virtualizationhowto.com/2021/02/virtualbox-nested-virtualization-with-vmware-esxi/#h-virtualbox-nested-vmware-esxi-host</text:span></text:a></text:p>
      <text:p text:style-name="P51"><text:span text:style-name="T75">Au cours de cette partie, nous avons utilis</text:span><text:span text:style-name="T77">é les </text:span><text:span text:style-name="T75">trois images d'</text:span><text:span text:style-name="Strong_20_Emphasis"><text:span text:style-name="T52">ESXi </text:span></text:span><text:span text:style-name="Strong_20_Emphasis"><text:span text:style-name="T77">présentées précédemment</text:span></text:span><text:span text:style-name="T75">, mais aucune n'a réussi à faire fonctionner la machine virtuelle. La raison principale est que la machine physique sur laquelle </text:span><text:span text:style-name="Strong_20_Emphasis"><text:span text:style-name="T52">VirtualBox</text:span></text:span><text:span text:style-name="T75"> est installé ne dispose que de </text:span><text:span text:style-name="Strong_20_Emphasis"><text:span text:style-name="T52">4 Go de RAM</text:span></text:span><text:span text:style-name="T75"> et d'un processeur </text:span><text:span text:style-name="Strong_20_Emphasis"><text:span text:style-name="T52">Intel Core i3</text:span></text:span><text:span text:style-name="T75">, ce qui ne fournit pas la puissance de calcul nécessaire.</text:span><text:span text:style-name="T82">(Au fonctionnement des diverses opérations)</text:span></text:p>
      <text:p text:style-name="P25">Cependant, nous avons réussi à activer la virtualisation imbriquée en exécutant les commandes suivantes :</text:p>
      <text:list xml:id="list3380780923" text:style-name="L5">
        <text:list-item>
          <text:p text:style-name="P69">Ouvrez un terminal. </text:p>
        </text:list-item>
        <text:list-item>
          <text:p text:style-name="P69">Listez les VMs pour trouver le nom de votre VM : </text:p>
          <text:p text:style-name="P70">VboxManage list vms</text:p>
        </text:list-item>
        <text:list-item>
          <text:p text:style-name="P68"><text:span text:style-name="T52">Activez la virtualisation imbriquée (remplacez </text:span><text:span text:style-name="Source_20_Text"><text:span text:style-name="T52">&lt;nom_de_votre_VM&gt;</text:span></text:span><text:span text:style-name="T52"> par le nom de votre VM) : </text:span></text:p>
        </text:list-item>
      </text:list>
      <text:p text:style-name="P49"><text:span text:style-name="T51"><text:tab/><text:tab/></text:span><text:span text:style-name="T43">VboxManage modifyvm </text:span><text:span text:style-name="Source_20_Text"><text:span text:style-name="T43">&lt;nom_de_votre_VM&gt;" --nested-hw-virt on</text:span></text:span></text:p>
      <text:p text:style-name="Text_20_body"><text:span text:style-name="Strong_20_Emphasis"><text:span text:style-name="T52">Important</text:span></text:span><text:span text:style-name="T52"> : Si vous utilisez un processeur Intel, vous ne pourrez pas démarrer une nouvelle VM à partir de l'hôte VM </text:span><text:span text:style-name="Strong_20_Emphasis"><text:span text:style-name="T52">ESXi</text:span></text:span><text:span text:style-name="T52"> fonctionnant sous </text:span><text:span text:style-name="Strong_20_Emphasis"><text:span text:style-name="T52">VirtualBox</text:span></text:span><text:span text:style-name="T52">, car cette dernière ne prend pas en charge la virtualisation imbriquée pour les processeurs Intel. Vous recevrez l'erreur "Cet hôte ne supporte pas Intel VT-x." Si vous possédez un processeur Intel, il est préférable d'installer </text:span><text:span text:style-name="Strong_20_Emphasis"><text:span text:style-name="T52">ESXi</text:span></text:span><text:span text:style-name="T52"> sur un lecteur VMware.</text:span></text:p>
      <text:h text:style-name="P20" text:outline-level="3">Notes :</text:h>
      <text:list xml:id="list2523826983" text:style-name="L6">
        <text:list-item>
          <text:p text:style-name="P71">Pour activer le support de virtualisation, accédez aux paramètres BIOS et activez la technologie Intel VT-x ou AMD VT. </text:p>
        </text:list-item>
        <text:list-item>
          <text:p text:style-name="P73"><text:soft-page-break/><text:span text:style-name="T52">Si vous utilisez Windows 10 et que "VT-x n'est pas disponible" dans </text:span><text:span text:style-name="Strong_20_Emphasis"><text:span text:style-name="T52">VirtualBox</text:span></text:span><text:span text:style-name="T52"> alors que le réglage VT est activé dans le BIOS, vérifiez dans le panneau de contrôle sous "Programmes et fonctionnalités" pour activer ou désactiver la fonction </text:span><text:span text:style-name="Strong_20_Emphasis"><text:span text:style-name="T52">Hyper-V</text:span></text:span><text:span text:style-name="T52">. </text:span></text:p>
        </text:list-item>
      </text:list>
      <text:p text:style-name="P26"><text:span text:style-name="T3">L</text:span><text:span text:style-name="T13">a</text:span><text:span text:style-name="T3"> consultation du lien suivant nous a permis d’identifier notre erreur :</text:span></text:p>
      <text:p text:style-name="P35">https://www.wintips.org/how-to-install-vmware-esxi-on-virtual/</text:p>
      <text:p text:style-name="P27"><text:span text:style-name="T13">Nous avons suivie la démarche suivante dans cette partie ;</text:span><text:span text:style-name="T3">tapes pour Installer ESXi sur VirtualBox</text:span></text:p>
      <text:h text:style-name="P21" text:outline-level="4">1.<text:span text:style-name="T45">4.2.1 </text:span>Configuration de la Machine Virtuelle</text:h>
      <text:list xml:id="list826818378" text:style-name="L7">
        <text:list-item>
          <text:p text:style-name="P74"><text:span text:style-name="Strong_20_Emphasis"><text:span text:style-name="T52">RAM</text:span></text:span><text:span text:style-name="T52"> : </text:span><text:span text:style-name="Strong_20_Emphasis"><text:span text:style-name="T52">ESXi</text:span></text:span><text:span text:style-name="T52"> nécessite un minimum de 2 Go de RAM physique. Pour l'installation sur </text:span><text:span text:style-name="Strong_20_Emphasis"><text:span text:style-name="T52">VirtualBox</text:span></text:span><text:span text:style-name="T52">, il est nécessaire d'allouer au moins </text:span><text:span text:style-name="Strong_20_Emphasis"><text:span text:style-name="T52">4 Go (4096 Mo)</text:span></text:span><text:span text:style-name="T52"> de RAM.</text:span></text:p>
        </text:list-item>
        <text:list-item>
          <text:p text:style-name="P74"><text:span text:style-name="Strong_20_Emphasis"><text:span text:style-name="T52">Créer une Nouvelle VM</text:span></text:span><text:span text:style-name="T52"> :</text:span></text:p>
          <text:list>
            <text:list-item>
              <text:p text:style-name="P75"><text:span text:style-name="Strong_20_Emphasis"><text:span text:style-name="T52">Nom</text:span></text:span><text:span text:style-name="T52"> : ESXi </text:span></text:p>
            </text:list-item>
            <text:list-item>
              <text:p text:style-name="P75"><text:span text:style-name="Strong_20_Emphasis"><text:span text:style-name="T52">Type</text:span></text:span><text:span text:style-name="T52"> : Other Linux </text:span></text:p>
            </text:list-item>
            <text:list-item>
              <text:p text:style-name="P75"><text:span text:style-name="Strong_20_Emphasis"><text:span text:style-name="T52">Version</text:span></text:span><text:span text:style-name="T52"> : 64-bit </text:span></text:p>
            </text:list-item>
          </text:list>
        </text:list-item>
        <text:list-item>
          <text:p text:style-name="P74"><text:span text:style-name="Strong_20_Emphasis"><text:span text:style-name="T52">Ressources à Allouer</text:span></text:span><text:span text:style-name="T52"> :</text:span></text:p>
          <text:list>
            <text:list-item>
              <text:p text:style-name="P75"><text:span text:style-name="Strong_20_Emphasis"><text:span text:style-name="T52">Mémoire</text:span></text:span><text:span text:style-name="T52"> : Au moins </text:span><text:span text:style-name="Strong_20_Emphasis"><text:span text:style-name="T52">4 Go</text:span></text:span><text:span text:style-name="T52"> (8 Go recommandé). </text:span></text:p>
            </text:list-item>
            <text:list-item>
              <text:p text:style-name="P75"><text:span text:style-name="Strong_20_Emphasis"><text:span text:style-name="T52">Processeur</text:span></text:span><text:span text:style-name="T52"> : Au moins </text:span><text:span text:style-name="Strong_20_Emphasis"><text:span text:style-name="T52">1 CPU</text:span></text:span><text:span text:style-name="T52"> (2 ou plus recommandé). </text:span></text:p>
            </text:list-item>
          </text:list>
        </text:list-item>
        <text:list-item>
          <text:p text:style-name="P74"><text:span text:style-name="Strong_20_Emphasis"><text:span text:style-name="T52">Disque Dur</text:span></text:span><text:span text:style-name="T52"> :</text:span></text:p>
          <text:list>
            <text:list-item>
              <text:p text:style-name="P74"><text:span text:style-name="T52">Créez un disque dur virtuel (VDI) d'au moins </text:span><text:span text:style-name="Strong_20_Emphasis"><text:span text:style-name="T52">20 Go</text:span></text:span><text:span text:style-name="Strong_20_Emphasis"><text:span text:style-name="T59">c</text:span></text:span></text:p>
            </text:list-item>
          </text:list>
        </text:list-item>
      </text:list>
      <text:h text:style-name="P21" text:outline-level="4"><text:span text:style-name="T45">1.4.2.2 </text:span>Étapes pour Ajouter l'ISO d'ESXi dans VirtualBox</text:h>
      <text:list xml:id="list711037791" text:style-name="L8">
        <text:list-item>
          <text:p text:style-name="P77"><text:span text:style-name="T52">Ouvrez </text:span><text:span text:style-name="Strong_20_Emphasis"><text:span text:style-name="T52">VirtualBox</text:span></text:span><text:span text:style-name="T52"> et sélectionnez la VM que vous avez créée pour </text:span><text:span text:style-name="Strong_20_Emphasis"><text:span text:style-name="T52">ESXi</text:span></text:span><text:span text:style-name="T52">. </text:span></text:p>
        </text:list-item>
        <text:list-item>
          <text:p text:style-name="P77"><text:span text:style-name="T52">Cliquez sur </text:span><text:span text:style-name="Strong_20_Emphasis"><text:span text:style-name="T52">Configuration</text:span></text:span><text:span text:style-name="T52">. </text:span></text:p>
        </text:list-item>
        <text:list-item>
          <text:p text:style-name="P77"><text:span text:style-name="T52">Allez à l'onglet </text:span><text:span text:style-name="Strong_20_Emphasis"><text:span text:style-name="T52">Stockage</text:span></text:span><text:span text:style-name="T52">. </text:span></text:p>
        </text:list-item>
        <text:list-item>
          <text:p text:style-name="P77"><text:span text:style-name="T52">Sous </text:span><text:span text:style-name="Strong_20_Emphasis"><text:span text:style-name="T52">Contrôleur: IDE</text:span></text:span><text:span text:style-name="T52">, cliquez sur l'icône du disque avec le signe plus (ou "Ajouter un disque"). </text:span></text:p>
        </text:list-item>
        <text:list-item>
          <text:p text:style-name="P77"><text:span text:style-name="T52">Sélectionnez </text:span><text:span text:style-name="Strong_20_Emphasis"><text:span text:style-name="T52">Choisir un disque</text:span></text:span><text:span text:style-name="T52">. </text:span></text:p>
        </text:list-item>
        <text:list-item>
          <text:p text:style-name="P76"><text:span text:style-name="T52">Naviguez jusqu'à l'endroit où vous avez enregistré le fichier ISO d'</text:span><text:span text:style-name="Strong_20_Emphasis"><text:span text:style-name="T52">ESXi</text:span></text:span><text:span text:style-name="T52">. Sélectionnez le fichier et cliquez sur </text:span><text:span text:style-name="Strong_20_Emphasis"><text:span text:style-name="T52">Ouvrir</text:span></text:span><text:span text:style-name="T52">. </text:span></text:p>
        </text:list-item>
      </text:list>
      <text:h text:style-name="P12" text:outline-level="4">1.5 Exécuter la VM ESXi et créer les VMs tinyVM.ova.</text:h>
      <text:list xml:id="list196002379" text:style-name="L9">
        <text:list-item>
          <text:p text:style-name="P78"><text:span text:style-name="Strong_20_Emphasis"><text:span text:style-name="T52">Démarrez la VM ESXi</text:span></text:span><text:span text:style-name="T52"> et suivez les instructions pour installer ESXi.</text:span></text:p>
        </text:list-item>
        <text:list-item>
          <text:p text:style-name="P78"><text:span text:style-name="Strong_20_Emphasis"><text:span text:style-name="T52">Téléchargez le fichier OVA</text:span></text:span><text:span text:style-name="T52"> :</text:span></text:p>
          <text:p text:style-name="P72"><text:soft-page-break/>Nous avons la commande ci-dessous <text:s/>dans le navigateur :</text:p>
          <text:p text:style-name="P79"><text:span text:style-name="T60">wget </text:span><text:a xlink:type="simple" xlink:href="http://menaud.fr/Cours/Cloud/TP/PS1/OVA-Linux/tinyVM.ova" text:style-name="Internet_20_link" text:visited-style-name="Visited_20_Internet_20_Link"><text:span text:style-name="T42">http://menaud.fr/Cours/Cloud/TP/PS1/OVA-Linux/tinyVM.ova</text:span></text:a></text:p>
        </text:list-item>
        <text:list-item>
          <text:p text:style-name="P79"><text:span text:style-name="Strong_20_Emphasis"><text:span text:style-name="T52">Importez le fichier OVA dans ESXi</text:span></text:span><text:span text:style-name="T52"> via l'interface web d'ESXi.</text:span></text:p>
        </text:list-item>
      </text:list>
      <text:h text:style-name="P21" text:outline-level="4"><text:span text:style-name="T45">1.6</text:span> Créer un répertoire test dans [DataStore1] et déployer l'ISO Core-5.4.iso</text:h>
      <text:p text:style-name="P28">Nous avons télécharger l’iso en entrant la commande ci-dessous dans le navigateur :</text:p>
      <text:p text:style-name="P52"><text:span text:style-name="T61">wget </text:span><text:a xlink:type="simple" xlink:href="http://menaud.fr/Cours/Cloud/TP/PS1/ISOLinux/Core-5.4.iso" text:style-name="Internet_20_link" text:visited-style-name="Visited_20_Internet_20_Link"><text:span text:style-name="T41">http://menaud.fr/Cours/Cloud/TP/PS1/ISOLinux/Core-5.4.iso</text:span></text:a></text:p>
      <text:p text:style-name="P52"><text:span text:style-name="Strong_20_Emphasis"><text:span text:style-name="T75">E</text:span></text:span><text:span text:style-name="Strong_20_Emphasis"><text:span text:style-name="T78">nsuite, nous devrons u</text:span></text:span><text:span text:style-name="Strong_20_Emphasis"><text:span text:style-name="T75">tilise</text:span></text:span><text:span text:style-name="Strong_20_Emphasis"><text:span text:style-name="T78">r</text:span></text:span><text:span text:style-name="Strong_20_Emphasis"><text:span text:style-name="T75"> l'interface web d'ESXi</text:span></text:span><text:span text:style-name="T75"> pour créer un répertoire </text:span><text:span text:style-name="Source_20_Text"><text:span text:style-name="T75">test</text:span></text:span><text:span text:style-name="T75"> dans le datastore et téléversez l'ISO.</text:span></text:p>
      <text:p text:style-name="P28"><text:span text:style-name="T3">Les questions liées au démarrage de la VM ESXi n’ont pas été faite suite au problème </text:span><text:span text:style-name="T14">d’insuffisance des ressources de RAM et de CPU</text:span></text:p>
      <text:p text:style-name="P29"><text:span text:style-name="T18">P</text:span><text:span text:style-name="T17">artie 2 :Déploiement sous Python</text:span></text:p>
      <text:p text:style-name="P17"><text:tab/><text:span text:style-name="T46">NB : J’opère sur Ubuntu Linux</text:span></text:p>
      <text:p text:style-name="P11"><text:span text:style-name="T47">2. 1 </text:span>Prérequis</text:p>
      <text:p text:style-name="P32">- Installer pyvmomi</text:p>
      <text:p text:style-name="P10">sudo apt install -y python3 python3-pip</text:p>
      <text:p text:style-name="P10">pip3 install pyvmomi</text:p>
      <text:h text:style-name="P9" text:outline-level="3">Créer un projet Python dans VSCode</text:h>
      <text:p text:style-name="P30"><text:span text:style-name="T3">Avoir un IDE, dans mon cas j’ai utlisé Vscode, il a été installé à partir </text:span><text:span text:style-name="T16">du magasin d’UBuntu</text:span></text:p>
      <text:p text:style-name="P53"><text:span text:style-name="Strong_20_Emphasis"><text:span text:style-name="T62">- Ouvrir VSCode</text:span></text:span><text:span text:style-name="T71"> </text:span><text:span text:style-name="T75">:</text:span></text:p>
      <text:p text:style-name="P18">code </text:p>
      <text:p text:style-name="P53"><text:span text:style-name="Strong_20_Emphasis"><text:span text:style-name="T75">- </text:span></text:span><text:span text:style-name="Strong_20_Emphasis"><text:span text:style-name="T52">Créer un nouveau dossier pour votre projet </text:span></text:span><text:span text:style-name="Strong_20_Emphasis"><text:span text:style-name="T75">:</text:span></text:span></text:p>
      <text:p text:style-name="P56"><text:span text:style-name="Strong_20_Emphasis"><text:span text:style-name="T79">- </text:span></text:span><text:span text:style-name="Strong_20_Emphasis"><text:span text:style-name="T63">Cr</text:span></text:span><text:span text:style-name="Strong_20_Emphasis"><text:span text:style-name="T52">éer un environnement virtuel</text:span></text:span></text:p>
      <text:p text:style-name="P53"><text:span text:style-name="Strong_20_Emphasis"><text:span text:style-name="T75"><text:s text:c="2"/>python3 -m venv venv</text:span></text:span></text:p>
      <text:p text:style-name="P53"><text:span text:style-name="Strong_20_Emphasis"><text:span text:style-name="T52">-</text:span></text:span><text:span text:style-name="Strong_20_Emphasis"><text:span text:style-name="T75"> </text:span></text:span><text:span text:style-name="Strong_20_Emphasis"><text:span text:style-name="T52">Activer l'environnement virtuel</text:span></text:span></text:p>
      <text:p text:style-name="P53"><text:span text:style-name="Strong_20_Emphasis"><text:span text:style-name="T75">source venv/bin/activate</text:span></text:span></text:p>
      <text:p text:style-name="P53"><text:span text:style-name="Strong_20_Emphasis"><text:span text:style-name="T52">-</text:span></text:span><text:span text:style-name="Strong_20_Emphasis"><text:span text:style-name="T75"> </text:span></text:span><text:span text:style-name="Strong_20_Emphasis"><text:span text:style-name="T52">Exécuter le script Python</text:span></text:span></text:p>
      <text:p text:style-name="P57"><text:span text:style-name="Strong_20_Emphasis"><text:span text:style-name="T72">2. 2 Objectif Général</text:span></text:span></text:p>
      <text:p text:style-name="Text_20_body"><text:soft-page-break/><text:span text:style-name="T52">L'objectif principal est d'utiliser </text:span><text:span text:style-name="Strong_20_Emphasis"><text:span text:style-name="T52">PyVmomi</text:span></text:span><text:span text:style-name="T52"> pour automatiser la gestion des machines virtuelles sur un environnement </text:span><text:span text:style-name="Strong_20_Emphasis"><text:span text:style-name="T52">ESXi</text:span></text:span><text:span text:style-name="T52">., </text:span><text:span text:style-name="T59">car </text:span><text:span text:style-name="T52">la bibliothèque </text:span><text:span text:style-name="Strong_20_Emphasis"><text:span text:style-name="T52">PyVmomi</text:span></text:span><text:span text:style-name="T52"> p</text:span><text:span text:style-name="T59">ermet l’</text:span><text:span text:style-name="T52"> intera</text:span><text:span text:style-name="T59">ction </text:span><text:span text:style-name="T52">avec l'API vSphere de Vmware,</text:span></text:p>
      <text:p text:style-name="P19"><text:span text:style-name="T48">2. 2. 1 </text:span>Objectifs atteints </text:p>
      <text:p text:style-name="P57"><text:span text:style-name="Strong_20_Emphasis"><text:span text:style-name="T59">1 :La connexion à un hôte ESXi ou à vCenter, </text:span></text:span><text:span text:style-name="Strong_20_Emphasis"><text:span text:style-name="T64">e</text:span></text:span><text:span text:style-name="Strong_20_Emphasis"><text:span text:style-name="T80">lle f</text:span></text:span><text:span text:style-name="Strong_20_Emphasis"><text:span text:style-name="T75">ourni</text:span></text:span><text:span text:style-name="Strong_20_Emphasis"><text:span text:style-name="T80">t </text:span></text:span><text:span text:style-name="Strong_20_Emphasis"><text:span text:style-name="T75">un point d'entrée pour interagir avec l'API vSphere, facilitant ainsi la gestion des VMs.</text:span></text:span></text:p>
      <text:p text:style-name="P57"><text:span text:style-name="Strong_20_Emphasis"><text:span text:style-name="T59">2 : La récupération d'une machine virtuelle par son nom, </text:span></text:span><text:span text:style-name="Strong_20_Emphasis"><text:span text:style-name="T80">les f</text:span></text:span><text:span text:style-name="Strong_20_Emphasis"><text:span text:style-name="T81">onctions</text:span></text:span><text:span text:style-name="Strong_20_Emphasis"><text:span text:style-name="T80"> défini</text:span></text:span><text:span text:style-name="Strong_20_Emphasis"><text:span text:style-name="T81">es</text:span></text:span><text:span text:style-name="Strong_20_Emphasis"><text:span text:style-name="T80"> dans ce cadre vont permettre </text:span></text:span><text:span text:style-name="Strong_20_Emphasis"><text:span text:style-name="T75"> aux administrateurs de récupérer facilement des informations sur une machine virtuelle spécifique, ce qui est essentiel dans le cadre des opérations de gestion, comme le clonage ou la modification de configurations.</text:span></text:span></text:p>
      <text:p text:style-name="P55"><text:span text:style-name="Strong_20_Emphasis"><text:span text:style-name="T73">2. 2. 2 </text:span></text:span><text:span text:style-name="Strong_20_Emphasis"><text:span text:style-name="T74">Objectifs à atteindre :</text:span></text:span></text:p>
      <text:p text:style-name="P58"><text:span text:style-name="Strong_20_Emphasis"><text:span text:style-name="T64">1 </text:span></text:span><text:span text:style-name="Strong_20_Emphasis"><text:span text:style-name="T74">:</text:span></text:span><text:span text:style-name="Strong_20_Emphasis"><text:span text:style-name="T64">Automatisation de la création, la modification et gestion de VMs</text:span></text:span><text:span text:style-name="Strong_20_Emphasis"><text:span text:style-name="T74"> :</text:span></text:span></text:p>
      <text:p text:style-name="P58"><text:span text:style-name="Strong_20_Emphasis"><text:span text:style-name="T65">2 </text:span></text:span><text:span text:style-name="Strong_20_Emphasis"><text:span text:style-name="T74">:</text:span></text:span><text:span text:style-name="Strong_20_Emphasis"><text:span text:style-name="T52">Développement d'un workflow de déploiement</text:span></text:span><text:span text:style-name="T52"> </text:span><text:span text:style-name="T65">(Intégration de</text:span><text:span text:style-name="T52">s fonctions dans un script plus large, </text:span><text:span text:style-name="T65">pour</text:span><text:span text:style-name="T52"> automatiser le déploiement de VMs à partir d'OVAs ou à partir de zéro, ce qui est une des étapes décrites dans </text:span><text:span text:style-name="T65">le</text:span><text:span text:style-name="T52"> projet. </text:span></text:p>
      <text:p text:style-name="P54"><text:span text:style-name="Strong_20_Emphasis"><text:span text:style-name="T7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Momo" svg:font-family="'Liberation Mom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1T01:06:57.262031061</meta:creation-date>
    <meta:generator>LibreOffice/7.3.7.2$Linux_X86_64 LibreOffice_project/30$Build-2</meta:generator>
    <dc:date>2024-11-01T06:20:19.733083470</dc:date>
    <meta:editing-duration>PT1H50M23S</meta:editing-duration>
    <meta:editing-cycles>26</meta:editing-cycles>
    <meta:document-statistic meta:table-count="0" meta:image-count="0" meta:object-count="0" meta:page-count="6" meta:paragraph-count="121" meta:word-count="1438" meta:character-count="9608" meta:non-whitespace-character-count="8281"/>
  </office:meta>
</office:document-meta>
</file>